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style="normal" style:font-style-asian="normal" style:font-style-complex="normal"/>
    </style:style>
    <style:style style:name="T8" style:family="text">
      <style:text-properties style:font-name="Liberation Serif1"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text-position="super 58%"/>
    </style:style>
    <style:style style:name="T12" style:family="text">
      <style:text-properties style:text-position="super 58%" style:font-name="Liberation Serif"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style:text-position="sub 58%" style:font-name="Liberation Serif" fo:font-weight="normal" style:font-weight-asian="normal" style:font-weight-complex="normal"/>
    </style:style>
    <style:style style:name="T18" style:family="text">
      <style:text-properties style:text-position="sub 58%" style:font-name="Liberation Serif1"/>
    </style:style>
    <style:style style:name="T19" style:family="text">
      <style:text-properties style:text-position="sub 58%" style:font-name="Liberation Serif1"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soft-page-break/><text:tab/><text:tab/>void grow(long int n): grows n additional nodes onto the graph using the following algorithm (requires an even value of m):</text:p>
      <text:list xml:id="list151228977"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double radialDistance(): calculates the distance from this SpatialVertex to the origin, <text:soft-page-break/>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text:soft-page-break/></text:p>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816412843"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ext:soft-page-break/>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text:soft-page-break/>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span></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inaccuracy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Methods:</text:p>
      <text:p text:style-name="P2"/>
      <text:p text:style-name="P2"><text:tab/><text:tab/>Nball(long int n, long int m, long int d, double r = DEFAULT_RADIUS, double a = DEFAULT_ALPHA, double g = DEFAULT_GAMMA, double t = DEFAULT_TOLERANCE, long int i = DEFAULT_ITERATIONS): constructor with some default parameters (number of nodes, new links formed per node, dimension,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pplying NBall::gradientDescent <text:s/>between <text:soft-page-break/>them, and adjusting the value of beta after each addition</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2"><text:tab/><text:tab/>double calculatePotential(): calculates the sum of the potential energies of all of the nodes in the NBall, where the potential energy of a single node </text:span><text:span text:style-name="T15">i</text:span><text:span text:style-name="T2"> is <text:s/>-</text:span><text:span text:style-name="T6">Σα</text:span><text:span text:style-name="T10">/(r</text:span><text:span text:style-name="T17">ij</text:span><text:span text:style-name="T12">D-2</text:span>) + <text:span text:style-name="T5">βr</text:span><text:span text:style-name="T18">i0</text:span><text:span text:style-name="T11">2</text:span><text:span text:style-name="T9">/2, where </text:span><text:span text:style-name="T6">α is the inter-node force constant, </text:span><text:span text:style-name="T10">r</text:span><text:span text:style-name="T17">ij</text:span> is the distance between node <text:span text:style-name="T14">i</text:span> and some node <text:span text:style-name="T14">j</text:span><text:span text:style-name="T16">, summed over all nodes such that i != j, D is the dimension of the space, </text:span><text:span text:style-name="T7">β is the attractive cloud force constant (equal to </text:span><text:span text:style-name="T8">αN), and r</text:span><text:span text:style-name="T19">i0</text:span> is the distance between node <text:span text:style-name="T14">i</text:span><text:span text:style-name="T16"> and the origin</text:span></text:p>
      <text:p text:style-name="Standard"><text:span text:style-name="T16"/></text:p>
      <text:p text:style-name="Standard"><text:span text:style-name="T16"><text:tab/><text:tab/>double calculateMinimumPotential(): given implicit knowledge of the number of nodes N and the dimension DIM, this method calculates the minimum potential energy of the NBall (or rather will, once a general computational solution is found)</text:span></text:p>
      <text:p text:style-name="Standard"><text:span text:style-name="T16"/></text:p>
      <text:p text:style-name="Standard"><text:span text:style-name="T16"><text:tab/><text:tab/>void equalize(): calls NBall::gradientDescent with the parameter gamma scaling with 1/N</text:span><text:span text:style-name="T13">1+1/D</text:span>, and the tolerance and maximum iterations not scaling at all</text:p>
      <text:p text:style-name="Standard"/>
      <text:p text:style-name="Standard"><text:tab/><text:tab/>void gradientDescent(): using the results of NBall::sumForces for all nodes, this method allows the forces on each node to push them around until either the potential energy of the system is within tolerance, or the algorithm runs through its maximum number of iterations</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soft-page-break/><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27T15:39:03</dc:date>
    <meta:editing-duration>PT11H43M3S</meta:editing-duration>
    <meta:editing-cycles>157</meta:editing-cycles>
    <meta:generator>LibreOffice/3.5$Linux_x86 LibreOffice_project/350m1$Build-2</meta:generator>
    <meta:document-statistic meta:table-count="0" meta:image-count="0" meta:object-count="0" meta:page-count="10" meta:paragraph-count="138" meta:word-count="3468" meta:character-count="23022" meta:non-whitespace-character-count="19447"/>
  </office:meta>
</office:document-meta>
</file>